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4F00003CDE00003CDE07CFA24A33F7649E.svg" manifest:media-type="image/svg+xml"/>
  <manifest:file-entry manifest:full-path="Pictures/100002010000024D0000024DD0DAF97C7B8E8D0C.png" manifest:media-type="image/png"/>
  <manifest:file-entry manifest:full-path="Pictures/100002010000022300000223ABBED34375E526E6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  <manifest:file-entry manifest:full-path="Pictures/100003660000388E0000388EC0DD5B4ED882A064.svg" manifest:media-type="image/svg+xml"/>
  <manifest:file-entry manifest:full-path="Pictures/100002010000031E00000273619ACE20C381D6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2.4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0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87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00aae6" style:font-name="Arial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4cm" svg:height="0.674cm" svg:x="1.016cm" svg:y="2.195cm">
          <text:p text:style-name="P3"><text:span text:style-name="T2">06 88 71 14 </text:span><text:span text:style-name="T2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4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522cm" svg:height="0.632cm" svg:x="1.059cm" svg:y="4.636cm">
          <text:p text:style-name="P5"><text:span text:style-name="T4">Région de </text:span><text:span text:style-name="T4">Toul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10.032cm">
          <text:p text:style-name="P6"><text:span text:style-name="T5">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8.1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8" draw:layer="layout" svg:width="4.131cm" svg:height="0.799cm" svg:x="0.426cm" svg:y="6.058cm">
          <text:p text:style-name="P3"><text:span text:style-name="T7">Centres 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5.0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3cm" svg:height="2.048cm" svg:x="8.481cm" svg:y="25.075cm">
          <text:p text:style-name="P3"><text:span text:style-name="T9">Technicien de production en cartographie forestière</text:span></text:p>
          <text:p text:style-name="P3"><text:span text:style-name="T10">Durée : 7 mois, Lieu :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0" draw:layer="layout" svg:width="11.924cm" svg:height="1.351cm" svg:x="6.376cm" svg:y="0.357cm">
          <text:p text:style-name="P9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2.978cm" svg:height="1.979cm" svg:x="6.02cm" svg:y="2.241cm">
          <draw:text-box>
            <text:p text:style-name="P11"><text:span text:style-name="T12">Je recherche activement un stage sur Toulouse dans le cadre de ma</text:span></text:p>
            <text:p text:style-name="P11"><text:span text:style-name="T12">formation. J'aborde les technologies web de manière ludique et voudrais</text:span></text:p>
            <text:p text:style-name="P11"><text:span text:style-name="T12">faire de cette passion mon métier. Je suis créatif et j'aime relever les</text:span></text:p>
            <text:p text:style-name="P11"><text:span text:style-name="T12">nouveaux défis. Je suis aussi cartographe et passionné par la nature.</text:span></text:p>
          </draw:text-box>
        </draw:frame>
        <draw:custom-shape draw:name="ZoneTexte 42" draw:style-name="gr4" draw:text-style-name="P7" draw:layer="layout" svg:width="3.28cm" svg:height="0.756cm" svg:x="5.905cm" svg:y="4.3cm">
          <text:p text:style-name="P6"><text:span text:style-name="T5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3.0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3.075cm">
          <text:p text:style-name="P3"><text:span text:style-name="T9">Expert SIG en gestion des risques naturels</text:span></text:p>
          <text:p text:style-name="P3"><text:span text:style-name="T10">Durée : 14 mois, Lieu :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1.0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1.0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9.1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7cm" svg:height="2.048cm" svg:x="8.504cm" svg:y="19.175cm">
          <text:p text:style-name="P3"><text:span text:style-name="T9">Support technique sur solution 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8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8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3.8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7cm" svg:height="2.048cm" svg:x="8.576cm" svg:y="13.875cm">
          <text:p text:style-name="P3"><text:span text:style-name="T9">Master 2 - Aménagement du Territoire et Télédétection</text:span></text:p>
          <text:p text:style-name="P3"><text:span text:style-name="T10">Durée : 1 an, Lieu : 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842cm" svg:height="2.936cm" svg:x="8.607cm" svg:y="10.966cm">
          <text:p text:style-name="P3"><text:span text:style-name="T9">Licence 2 - Développeur web et logiciel</text:span></text:p>
          <text:p text:style-name="P3"><text:span text:style-name="T10">Durée : 11 mois, Lieu : Simplon Pamiers</text:span></text:p>
          <text:p text:style-name="P3"><text:span text:style-name="T10">Développement front-end et back-end, administration </text:span></text:p>
          <text:p text:style-name="P3"><text:span text:style-name="T10">systèmes, programmation d’objets connectés, conception</text:span></text:p>
          <text:p text:style-name="P3"><text:span text:style-name="T10">d’interfaces, gestion de projet en méthodologies agiles,</text:span></text:p>
          <text:p text:style-name="P3"><text:span text:style-name="T10">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3.2cm" svg:height="4.382cm" svg:x="5.9cm" svg:y="5.158cm">
          <draw:text-box>
            <text:p text:style-name="P6"><text:span text:style-name="T13">Personnelles</text:span></text:p>
            <text:p text:style-name="P3"><text:span text:style-name="T10"/></text:p>
            <text:p text:style-name="P3"><text:span text:style-name="T10">Curieux</text:span></text:p>
            <text:p text:style-name="P3"><text:span text:style-name="T10">Créatif</text:span></text:p>
            <text:p text:style-name="P3"><text:span text:style-name="T10">Rigoureux</text:span></text:p>
            <text:p text:style-name="P3"><text:span text:style-name="T10">Organisé</text:span></text:p>
            <text:p text:style-name="P3"><text:span text:style-name="T10">A l'écoute</text:span></text:p>
            <text:p text:style-name="P3"><text:span text:style-name="T10">Réactif</text:span></text:p>
            <text:p text:style-name="P3"><text:span text:style-name="T10">Autonome</text:span></text:p>
            <text:p text:style-name="P3"><text:span text:style-name="T10">Responsable</text:span></text:p>
          </draw:text-box>
        </draw:frame>
        <draw:frame draw:style-name="gr8" draw:text-style-name="P13" draw:layer="layout" svg:width="5.4cm" svg:height="5.003cm" svg:x="9cm" svg:y="5.2cm">
          <draw:text-box>
            <text:p text:style-name="P6"><text:span text:style-name="T13">Gestion</text:span><text:span text:style-name="T9"> de projet</text:span></text:p>
            <text:p text:style-name="P3"><text:span text:style-name="T10"/></text:p>
            <text:p text:style-name="P3"><text:span text:style-name="T10">Goût du travail en équipe</text:span></text:p>
            <text:p text:style-name="P3"><text:span text:style-name="T10">Bon relationnel</text:span></text:p>
            <text:p text:style-name="P3"><text:span text:style-name="T10">Méthode AGILES (SCRUM)</text:span></text:p>
            <text:p text:style-name="P3"><text:span text:style-name="T10">Animation, planification de projets, team building</text:span></text:p>
            <text:p text:style-name="P3"><text:span text:style-name="T10">Communication non violente</text:span></text:p>
            <text:p text:style-name="P3"><text:span text:style-name="T10">Anglais fluide</text:span></text:p>
          </draw:text-box>
        </draw:frame>
        <draw:frame draw:style-name="gr9" draw:text-style-name="P13" draw:layer="layout" svg:width="4.85cm" svg:height="4.403cm" svg:x="14.1cm" svg:y="5.2cm">
          <draw:text-box>
            <text:p text:style-name="P3"><text:span text:style-name="T9">Langages /Frameworks</text:span></text:p>
            <text:p text:style-name="P3"><text:span text:style-name="T10"/></text:p>
            <text:p text:style-name="P3"><text:span text:style-name="T10">HTML/CSS, Materialize, Bootstrap</text:span></text:p>
            <text:p text:style-name="P3"><text:span text:style-name="T10">Javascript, JQuery</text:span></text:p>
            <text:p text:style-name="P3"><text:span text:style-name="T10">PHP, Piwigo (CMS)</text:span></text:p>
            <text:p text:style-name="P3"><text:span text:style-name="T10">Potgresql, Mysql</text:span></text:p>
            <text:p text:style-name="P3"><text:span text:style-name="T10">Python, Algorithmie</text:span></text:p>
            <text:p text:style-name="P3"><text:span text:style-name="T10"><text:s text:c="4"/></text:span></text:p>
          </draw:text-box>
        </draw:frame>
        <draw:frame draw:style-name="gr10" draw:text-style-name="P14" draw:layer="layout" svg:width="4.8cm" svg:height="4.4cm" svg:x="0.4cm" svg:y="7.1cm">
          <draw:text-box>
            <text:p text:style-name="P3"><text:span text:style-name="T14">Nature</text:span></text:p>
            <text:p text:style-name="P3"><text:span text:style-name="T15">Sorties nature : ornithologie, mycologie, botanique.</text:span></text:p>
            <text:p text:style-name="P3"><text:span text:style-name="T15">Jardinage potager.</text:span></text:p>
            <text:p text:style-name="P3"><text:span text:style-name="T15">Randonnées : Pic d'Estats, MontCalm.</text:span></text:p>
            <text:p text:style-name="P3"><text:span text:style-name="T15">Cyclotourisme : canal du midi, Drôme à vélo.</text:span></text:p>
          </draw:text-box>
        </draw:frame>
        <draw:frame draw:style-name="gr11" draw:text-style-name="P14" draw:layer="layout" svg:width="4.8cm" svg:height="3cm" svg:x="0.4cm" svg:y="11.2cm">
          <draw:text-box>
            <text:p text:style-name="P3"><text:span text:style-name="T14">Sciences et techno</text:span></text:p>
            <text:p text:style-name="P3"><text:span text:style-name="T15">Astronomie</text:span></text:p>
            <text:p text:style-name="P3"><text:span text:style-name="T15">Physique quantique</text:span></text:p>
            <text:p text:style-name="P3"><text:span text:style-name="T15">Technologies du spatial</text:span></text:p>
            <text:p text:style-name="P3"><text:span text:style-name="T15">Raspberry, Arduino</text:span></text:p>
            <text:p text:style-name="P3"><text:span text:style-name="T15">Mobilité numérique</text:span></text:p>
          </draw:text-box>
        </draw:frame>
        <draw:frame draw:style-name="gr12" draw:text-style-name="P14" draw:layer="layout" svg:width="4.8cm" svg:height="7.259cm" svg:x="0.4cm" svg:y="14.1cm">
          <draw:text-box>
            <text:p text:style-name="P3"><text:span text:style-name="T14">Cinéma</text:span></text:p>
            <text:p text:style-name="P3"><text:span text:style-name="T15">Science fiction : Interstellar, Matrix, Blade Runner, Mad Max</text:span></text:p>
            <text:p text:style-name="P3"><text:span text:style-name="T15">Fantasy: Le seigneur des anneaux, Game Of Thrones</text:span></text:p>
            <text:p text:style-name="P3"><text:span text:style-name="T15">Super Héros : Iron Man</text:span></text:p>
            <text:p text:style-name="P3"><text:span text:style-name="T15">Gangster : Pulp Fiction, Usual Suspects, Casino, Doberman</text:span></text:p>
            <text:p text:style-name="P3"><text:span text:style-name="T15">Drama : Captain fantastic, Swiss Army Man</text:span></text:p>
            <text:p text:style-name="P3"><text:span text:style-name="T15">Animation : Princesse Mononoke, Nausicaa (Miyazaki)</text:span></text:p>
            <text:p text:style-name="P3"><text:span text:style-name="T15"/></text:p>
          </draw:text-box>
        </draw:frame>
        <draw:frame draw:style-name="gr13" draw:text-style-name="P14" draw:layer="layout" svg:width="4.8cm" svg:height="6.437cm" svg:x="0.4cm" svg:y="21.201cm">
          <draw:text-box>
            <text:p text:style-name="P3"><text:span text:style-name="T14">Bande dessinée</text:span></text:p>
            <text:p text:style-name="P3"><text:span text:style-name="T15">Denis Bajram : Universal WAR I &amp; II</text:span></text:p>
            <text:p text:style-name="P3"><text:span text:style-name="T15">Jens Harder : Alpha Directions, Bêta civilisations</text:span></text:p>
            <text:p text:style-name="P3"><text:span text:style-name="T15">Moebius : Arzach, Le monde d’Edena</text:span></text:p>
            <text:p text:style-name="P3"><text:span text:style-name="T15">Joann sfar : Donjon</text:span></text:p>
            <text:p text:style-name="P3"><text:span text:style-name="T15">Manu Larcenet : Le retour à la terre, Le combat ordianire, Blast</text:span></text:p>
            <text:p text:style-name="P3"><text:span text:style-name="T15">Didier Tarquin : Lanfeust de Troy</text:span></text:p>
            <text:p text:style-name="P3"><text:span text:style-name="T15"/></text:p>
          </draw:text-box>
        </draw:frame>
        <draw:frame draw:style-name="gr14" draw:text-style-name="P15" draw:layer="layout" svg:width="0.826cm" svg:height="0.826cm" svg:x="0.2cm" svg:y="2.1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4" draw:text-style-name="P15" draw:layer="layout" svg:width="0.8cm" svg:height="0.628cm" svg:x="0.2cm" svg:y="3.4cm">
          <draw:image xlink:href="Pictures/100004B60000C5AA00009B55F2E566281C20F136.svg" xlink:type="simple" xlink:show="embed" xlink:actuate="onLoad">
            <text:p/>
          </draw:image>
          <draw:image xlink:href="Pictures/100002010000031E00000273619ACE20C381D625.png" xlink:type="simple" xlink:show="embed" xlink:actuate="onLoad"/>
        </draw:frame>
        <draw:frame draw:style-name="gr14" draw:text-style-name="P15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4" draw:text-style-name="P15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D0DAF97C7B8E8D0C.png" xlink:type="simple" xlink:show="embed" xlink:actuate="onLoad"/>
        </draw:frame>
        <draw:line draw:style-name="gr15" draw:text-style-name="P15" draw:layer="layout" svg:x1="6.02cm" svg:y1="2.3cm" svg:x2="6.02cm" svg:y2="4.1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</text:span><text:span text:style-name="MT2">fiez </text:span><text:span text:style-name="MT2">le </text:span><text:span text:style-name="MT2">style </text:span><text:span text:style-name="MT2">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3-18">18/03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V Mehdi Lefeuvre</dc:title>
    <meta:initial-creator>4S1M0V</meta:initial-creator>
    <meta:editing-cycles>119</meta:editing-cycles>
    <meta:creation-date>2016-10-08T20:47:15</meta:creation-date>
    <dc:date>2018-03-18T15:07:01.799800092</dc:date>
    <meta:editing-duration>PT6H55M21S</meta:editing-duration>
    <meta:generator>LibreOffice/5.1.6.2$Linux_X86_64 LibreOffice_project/10m0$Build-2</meta:generator>
    <dc:subject>CV</dc:subject>
    <meta:document-statistic meta:object-count="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